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4cm" fo:min-width="1.6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4cm" fo:min-width="1.5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1.60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1.6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22cm" fo:min-width="1.629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08cm" fo:min-width="1.12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81cm" fo:min-width="0.85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39cm" fo:min-width="0.8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9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28cm" fo:min-width="1.60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67cm" fo:min-width="1.6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9cm" fo:min-width="2.2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0.9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5cm" fo:min-width="0.99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0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7cm" fo:min-width="1.03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001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02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2.057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9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0.58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0.5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0.614cm"/>
      <style:paragraph-properties style:writing-mode="lr-tb"/>
    </style:style>
    <style:style style:name="P1" style:family="paragraph">
      <style:paragraph-properties fo:text-align="center" style:writing-mode="lr-tb"/>
      <style:text-properties fo:font-size="22pt" fo:language="en" fo:country="GB" style:font-size-asian="22pt" style:font-size-complex="22pt"/>
    </style:style>
    <style:style style:name="P2" style:family="paragraph">
      <style:paragraph-properties fo:text-align="center" style:writing-mode="lr-tb"/>
      <style:text-properties fo:font-size="19.7999992370605pt" fo:language="en" fo:country="GB" style:font-size-asian="22pt" style:font-size-complex="22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9.7999992370605pt" fo:language="en" fo:country="GB" style:font-size-asian="22pt" style:font-size-complex="22pt"/>
    </style:style>
    <style:style style:name="P6" style:family="paragraph">
      <style:paragraph-properties fo:text-align="center" style:writing-mode="lr-tb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  <style:text-properties fo:font-size="19.7999992370605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 style:font-size-asian="22pt" style:font-size-complex="22pt"/>
    </style:style>
    <style:style style:name="P10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style:writing-mode="lr-tb"/>
      <style:text-properties fo:font-size="19.7999992370605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GB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fo:font-size="22pt" fo:language="en" fo:country="GB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position="-33% 58%" fo:font-size="18pt" style:font-size-asian="18pt" style:font-size-complex="18pt"/>
    </style:style>
    <style:style style:name="T9" style:family="text">
      <style:text-properties fo:font-size="18pt" style:font-size-asian="22pt" style:font-size-complex="22pt"/>
    </style:style>
    <style:style style:name="T10" style:family="text">
      <style:text-properties style:text-position="-33% 58%" fo:font-size="1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06cm" svg:height="0.69cm" svg:x="10.303cm" svg:y="4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067cm" svg:height="0.69cm" svg:x="16.312cm" svg:y="4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106cm" svg:height="0.708cm" svg:x="10.303cm" svg:y="9.8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103cm" svg:height="0.708cm" svg:x="16.416cm" svg:y="9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2.129cm" svg:height="0.672cm" draw:transform="rotate (1.5707963267949) translate (14.146cm 8.717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303cm" svg:y1="5.23cm" svg:x2="8.229cm" svg:y2="6.589cm" draw:start-shape="id1" draw:start-glue-point="3" draw:end-shape="id2" draw:end-glue-point="4" svg:d="M10303 5230h-2074v1359" svg:viewBox="0 0 2075 1360">
          <text:p/>
        </draw:connector>
        <draw:connector draw:style-name="gr6" draw:text-style-name="P1" draw:layer="layout" svg:x1="8.229cm" svg:y1="8.933cm" svg:x2="10.303cm" svg:y2="10.188cm" draw:start-shape="id2" draw:start-glue-point="8" draw:end-shape="id3" draw:end-glue-point="3" svg:d="M8229 8933v1255h2074" svg:viewBox="0 0 2075 1256">
          <text:p/>
        </draw:connector>
        <draw:connector draw:style-name="gr6" draw:text-style-name="P1" draw:layer="layout" draw:line-skew="0.765cm" svg:x1="20.161cm" svg:y1="13.822cm" svg:x2="14.387cm" svg:y2="15.476cm" draw:start-shape="id4" draw:start-glue-point="2" draw:end-shape="id5" draw:end-glue-point="0" svg:d="M20161 13822v1617h-5774v37" svg:viewBox="0 0 5775 1655">
          <text:p/>
        </draw:connector>
        <draw:connector draw:style-name="gr6" draw:text-style-name="P1" draw:layer="layout" svg:x1="12.409cm" svg:y1="10.188cm" svg:x2="16.416cm" svg:y2="10.196cm" draw:start-shape="id3" draw:start-glue-point="1" draw:end-shape="id6" draw:end-glue-point="3" svg:d="M12409 10188h2003v8h2004" svg:viewBox="0 0 4008 9">
          <text:p/>
        </draw:connector>
        <draw:connector draw:style-name="gr6" draw:text-style-name="P1" draw:layer="layout" svg:x1="14.482cm" svg:y1="8.717cm" svg:x2="16.416cm" svg:y2="10.196cm" draw:start-shape="id7" draw:start-glue-point="3" draw:end-shape="id6" draw:end-glue-point="3" svg:d="M14482 8717v1479h1934" svg:viewBox="0 0 1935 1480">
          <text:p/>
        </draw:connector>
        <draw:connector draw:style-name="gr6" draw:text-style-name="P1" draw:layer="layout" svg:x1="16.312cm" svg:y1="5.23cm" svg:x2="14.482cm" svg:y2="6.588cm" draw:start-shape="id8" draw:start-glue-point="3" draw:end-shape="id7" draw:end-glue-point="1" svg:d="M16312 5230h-1830v1358" svg:viewBox="0 0 1831 1359">
          <text:p/>
        </draw:connector>
        <draw:custom-shape draw:style-name="gr7" draw:text-style-name="P2" xml:id="id2" draw:id="id2" draw:layer="layout" svg:width="2.292cm" svg:height="2.344cm" svg:x="7.083cm" svg:y="6.58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8" draw:text-style-name="P3" draw:layer="layout" svg:width="2.698cm" svg:height="3.261cm" svg:x="18.829cm" svg:y="6.0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4" draw:layer="layout" svg:x1="20.186cm" svg:y1="7.021cm" svg:x2="20.186cm" svg:y2="8.633cm">
            <text:p/>
          </draw:line>
        </draw:g>
        <draw:custom-shape draw:style-name="gr10" draw:text-style-name="P2" xml:id="id9" draw:id="id9" draw:layer="layout" svg:width="2.702cm" svg:height="3.279cm" svg:x="13.12cm" svg:y="11.22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4.423cm" svg:height="1.517cm" svg:x="14.914cm" svg:y="13.525cm">
          <draw:text-box>
            <text:p><text:span text:style-name="T2">V</text:span><text:span text:style-name="T3">d</text:span><text:span text:style-name="T2"> = K</text:span><text:span text:style-name="T3">d</text:span><text:span text:style-name="T2"> I</text:span><text:span text:style-name="T3">d</text:span><text:span text:style-name="T1"> </text:span></text:p>
          </draw:text-box>
        </draw:frame>
        <draw:connector draw:style-name="gr6" draw:text-style-name="P6" draw:layer="layout" svg:x1="12.409cm" svg:y1="10.188cm" svg:x2="14.471cm" svg:y2="11.222cm" draw:start-shape="id3" draw:start-glue-point="1" draw:end-shape="id9" draw:end-glue-point="4" svg:d="M12409 10188h2062v1034" svg:viewBox="0 0 2063 1035">
          <text:p/>
        </draw:connector>
        <draw:connector draw:style-name="gr6" draw:text-style-name="P6" draw:layer="layout" svg:x1="12.409cm" svg:y1="5.23cm" svg:x2="14.482cm" svg:y2="6.588cm" draw:start-shape="id1" draw:start-glue-point="1" draw:end-shape="id7" draw:end-glue-point="1" svg:d="M12409 5230h2073v1358" svg:viewBox="0 0 2074 1359">
          <text:p/>
        </draw:connector>
        <draw:connector draw:style-name="gr6" draw:text-style-name="P6" draw:layer="layout" svg:x1="18.519cm" svg:y1="10.196cm" svg:x2="19.972cm" svg:y2="10.301cm" draw:start-shape="id6" draw:start-glue-point="1" draw:end-shape="id10" draw:end-glue-point="6" svg:d="M18519 10196h726v105h727" svg:viewBox="0 0 1454 106">
          <text:p/>
        </draw:connector>
        <draw:connector draw:style-name="gr6" draw:text-style-name="P6" draw:layer="layout" svg:x1="18.379cm" svg:y1="5.23cm" svg:x2="20.178cm" svg:y2="6.073cm" draw:start-shape="id8" draw:start-glue-point="1" draw:end-shape="id11" draw:end-glue-point="0" svg:d="M18379 5230h1799v843" svg:viewBox="0 0 1800 844">
          <text:p/>
        </draw:connector>
        <draw:connector draw:style-name="gr6" draw:text-style-name="P6" draw:layer="layout" svg:x1="20.178cm" svg:y1="9.334cm" svg:x2="20.161cm" svg:y2="11.62cm" draw:start-shape="id11" draw:start-glue-point="2" draw:end-shape="id4" draw:end-glue-point="0" svg:d="M20178 9334v1119h-17v1167" svg:viewBox="0 0 18 2287">
          <text:p/>
        </draw:connector>
        <draw:custom-shape draw:style-name="gr12" draw:text-style-name="P1" xml:id="id12" draw:id="id12" draw:layer="layout" svg:width="2.106cm" svg:height="0.678cm" svg:x="10.301cm" svg:y="15.0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2.139cm" svg:height="0.717cm" draw:transform="rotate (1.5707963267949) translate (7.858cm 13.804cm)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2.407cm" svg:y1="15.427cm" svg:x2="14.471cm" svg:y2="14.501cm" draw:start-shape="id12" draw:start-glue-point="1" draw:end-shape="id9" draw:end-glue-point="6" svg:d="M12407 15427h2064v-926" svg:viewBox="0 0 2065 927">
          <text:p/>
        </draw:connector>
        <draw:connector draw:style-name="gr6" draw:text-style-name="P6" draw:layer="layout" svg:x1="8.216cm" svg:y1="11.665cm" svg:x2="10.303cm" svg:y2="10.188cm" draw:start-shape="id13" draw:start-glue-point="1" draw:end-shape="id3" draw:end-glue-point="3" svg:d="M8216 11665v-1477h2087" svg:viewBox="0 0 2088 1478">
          <text:p/>
        </draw:connector>
        <draw:connector draw:style-name="gr6" draw:text-style-name="P6" draw:layer="layout" svg:x1="8.216cm" svg:y1="13.804cm" svg:x2="10.301cm" svg:y2="15.427cm" draw:start-shape="id13" draw:start-glue-point="3" draw:end-shape="id12" draw:end-glue-point="3" svg:d="M8216 13804v1623h2085" svg:viewBox="0 0 2086 1624">
          <text:p/>
        </draw:connector>
        <draw:frame draw:style-name="gr14" draw:text-style-name="P5" draw:layer="layout" svg:width="2.703cm" svg:height="1.489cm" svg:x="21.797cm" svg:y="11.7cm">
          <draw:text-box>
            <text:p><text:span text:style-name="T1">I</text:span><text:span text:style-name="T4">c</text:span></text:p>
          </draw:text-box>
        </draw:frame>
        <draw:frame draw:style-name="gr15" draw:text-style-name="P7" draw:layer="layout" svg:width="1.495cm" svg:height="1.518cm" svg:x="10.705cm" svg:y="3.5cm">
          <draw:text-box>
            <text:p><text:span text:style-name="T5">R</text:span><text:span text:style-name="T6">1</text:span></text:p>
          </draw:text-box>
        </draw:frame>
        <draw:frame draw:style-name="gr16" draw:text-style-name="P7" draw:layer="layout" svg:width="1.496cm" svg:height="1.515cm" svg:x="16.836cm" svg:y="10.542cm">
          <draw:text-box>
            <text:p><text:span text:style-name="T5">R</text:span><text:span text:style-name="T6">5</text:span></text:p>
          </draw:text-box>
        </draw:frame>
        <draw:frame draw:style-name="gr17" draw:text-style-name="P7" draw:layer="layout" svg:width="1.475cm" svg:height="2.525cm" svg:x="10.648cm" svg:y="10.542cm">
          <draw:text-box>
            <text:p><text:span text:style-name="T5">R</text:span><text:span text:style-name="T6">4</text:span></text:p>
          </draw:text-box>
        </draw:frame>
        <draw:frame draw:style-name="gr18" draw:text-style-name="P7" draw:layer="layout" svg:width="1.196cm" svg:height="1.114cm" svg:x="13.004cm" svg:y="8.3cm">
          <draw:text-box>
            <text:p><text:span text:style-name="T7">R</text:span><text:span text:style-name="T8">3</text:span></text:p>
          </draw:text-box>
        </draw:frame>
        <draw:frame draw:style-name="gr19" draw:text-style-name="P7" draw:layer="layout" svg:width="1.525cm" svg:height="1.518cm" svg:x="16.7cm" svg:y="3.6cm">
          <draw:text-box>
            <text:p><text:span text:style-name="T5">R</text:span><text:span text:style-name="T6">2</text:span></text:p>
          </draw:text-box>
        </draw:frame>
        <draw:frame draw:style-name="gr20" draw:text-style-name="P7" draw:layer="layout" svg:width="1.535cm" svg:height="1.507cm" svg:x="6.43cm" svg:y="12.002cm">
          <draw:text-box>
            <text:p><text:span text:style-name="T5">R</text:span><text:span text:style-name="T6">6</text:span></text:p>
          </draw:text-box>
        </draw:frame>
        <draw:custom-shape draw:style-name="gr21" draw:text-style-name="P6" draw:layer="layout" svg:width="0.317cm" svg:height="0.353cm" svg:x="14.302cm" svg:y="1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" draw:id="id10" draw:layer="layout" svg:width="0.315cm" svg:height="0.353cm" svg:x="19.972cm" svg:y="10.124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317cm" svg:height="0.354cm" svg:x="14.303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317cm" svg:height="0.352cm" svg:x="14.303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" draw:id="id14" draw:layer="layout" svg:width="0.28cm" svg:height="0.353cm" svg:x="8.06cm" svg:y="10.058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128cm" svg:height="2.536cm" svg:x="12.9cm" svg:y="6.064cm">
          <draw:text-box>
            <text:p text:style-name="P8"><text:span text:style-name="T9">+</text:span></text:p>
            <text:p><text:span text:style-name="T9">V</text:span><text:span text:style-name="T10">b</text:span></text:p>
            <text:p text:style-name="P8"><text:span text:style-name="T9">-</text:span></text:p>
          </draw:text-box>
        </draw:frame>
        <draw:line draw:style-name="gr25" draw:text-style-name="P10" draw:layer="layout" svg:x1="9.028cm" svg:y1="11.683cm" svg:x2="9.028cm" svg:y2="14.088cm">
          <text:p/>
        </draw:line>
        <draw:frame draw:style-name="gr26" draw:text-style-name="P11" draw:layer="layout" svg:width="2.289cm" svg:height="2.307cm" svg:x="9.215cm" svg:y="12.007cm">
          <draw:text-box>
            <text:p><text:span text:style-name="T2">I</text:span><text:span text:style-name="T3">d</text:span></text:p>
          </draw:text-box>
        </draw:frame>
        <draw:g xml:id="id4" draw:id="id4">
          <draw:line draw:style-name="gr27" draw:text-style-name="P12" draw:layer="layout" svg:x1="20.162cm" svg:y1="11.62cm" svg:x2="20.162cm" svg:y2="12.352cm">
            <text:p/>
          </draw:line>
          <draw:line draw:style-name="gr27" draw:text-style-name="P12" draw:layer="layout" svg:x1="19.21cm" svg:y1="12.358cm" svg:x2="21.111cm" svg:y2="12.358cm">
            <text:p/>
          </draw:line>
          <draw:line draw:style-name="gr27" draw:text-style-name="P12" draw:layer="layout" svg:x1="19.212cm" svg:y1="13.094cm" svg:x2="21.113cm" svg:y2="13.094cm">
            <text:p/>
          </draw:line>
          <draw:line draw:style-name="gr27" draw:text-style-name="P12" draw:layer="layout" svg:x1="20.162cm" svg:y1="13.09cm" svg:x2="20.162cm" svg:y2="13.822cm">
            <text:p/>
          </draw:line>
        </draw:g>
        <draw:line draw:style-name="gr25" draw:text-style-name="P10" draw:layer="layout" svg:x1="21.445cm" svg:y1="10.966cm" svg:x2="21.445cm" svg:y2="13.371cm">
          <text:p/>
        </draw:line>
        <draw:frame draw:style-name="gr28" draw:text-style-name="P7" draw:layer="layout" svg:width="1.47cm" svg:height="1.43cm" svg:x="18.616cm" svg:y="13.08cm">
          <draw:text-box>
            <text:p><text:span text:style-name="T5">C</text:span></text:p>
          </draw:text-box>
        </draw:frame>
        <draw:g xml:id="id15" draw:id="id15">
          <draw:line draw:style-name="gr29" draw:text-style-name="P12" draw:layer="layout" svg:x1="7.232cm" svg:y1="11.072cm" svg:x2="5.7cm" svg:y2="11.086cm">
            <text:p/>
          </draw:line>
          <draw:line draw:style-name="gr29" draw:text-style-name="P12" draw:layer="layout" svg:x1="7.233cm" svg:y1="11.065cm" svg:x2="5.701cm" svg:y2="11.079cm">
            <text:p/>
          </draw:line>
          <draw:line draw:style-name="gr29" draw:text-style-name="P12" draw:layer="layout" svg:x1="6.119cm" svg:y1="11.386cm" svg:x2="6.881cm" svg:y2="11.386cm">
            <text:p/>
          </draw:line>
          <draw:line draw:style-name="gr29" draw:text-style-name="P12" draw:layer="layout" svg:x1="6.324cm" svg:y1="11.655cm" svg:x2="6.691cm" svg:y2="11.655cm">
            <text:p/>
          </draw:line>
          <draw:line draw:style-name="gr29" draw:text-style-name="P12" draw:layer="layout" svg:x1="6.487cm" svg:y1="11.053cm" svg:x2="6.493cm" svg:y2="10.36cm">
            <text:p/>
          </draw:line>
        </draw:g>
        <draw:connector draw:style-name="gr30" draw:text-style-name="P6" draw:layer="layout" svg:x1="8.06cm" svg:y1="10.235cm" svg:x2="6.466cm" svg:y2="10.36cm" draw:start-shape="id14" draw:start-glue-point="6" draw:end-shape="id15" draw:end-glue-point="0" svg:d="M8060 10235h-1594v125" svg:viewBox="0 0 1595 126">
          <text:p/>
        </draw:connector>
        <draw:frame draw:style-name="gr31" draw:text-style-name="P7" draw:layer="layout" svg:width="1.087cm" svg:height="1.291cm" svg:x="7.833cm" svg:y="4cm">
          <draw:text-box>
            <text:p><text:span text:style-name="T5">1</text:span></text:p>
          </draw:text-box>
        </draw:frame>
        <draw:frame draw:style-name="gr32" draw:text-style-name="P7" draw:layer="layout" svg:width="1.088cm" svg:height="1.291cm" svg:x="13.843cm" svg:y="4cm">
          <draw:text-box>
            <text:p><text:span text:style-name="T5">2</text:span></text:p>
          </draw:text-box>
        </draw:frame>
        <draw:frame draw:style-name="gr32" draw:text-style-name="P7" draw:layer="layout" svg:width="1.088cm" svg:height="1.291cm" svg:x="19.468cm" svg:y="4cm">
          <draw:text-box>
            <text:p><text:span text:style-name="T5">3</text:span></text:p>
          </draw:text-box>
        </draw:frame>
        <draw:frame draw:style-name="gr32" draw:text-style-name="P7" draw:layer="layout" svg:width="1.088cm" svg:height="1.291cm" svg:x="14.465cm" svg:y="9.114cm">
          <draw:text-box>
            <text:p><text:span text:style-name="T5">5</text:span></text:p>
          </draw:text-box>
        </draw:frame>
        <draw:frame draw:style-name="gr31" draw:text-style-name="P7" draw:layer="layout" svg:width="1.087cm" svg:height="1.291cm" svg:x="7.833cm" svg:y="15.476cm">
          <draw:text-box>
            <text:p><text:span text:style-name="T5">7</text:span></text:p>
          </draw:text-box>
        </draw:frame>
        <draw:frame draw:style-name="gr32" draw:text-style-name="P7" xml:id="id5" draw:id="id5" draw:layer="layout" svg:width="1.088cm" svg:height="1.291cm" svg:x="13.843cm" svg:y="15.476cm">
          <draw:text-box>
            <text:p><text:span text:style-name="T5">8</text:span></text:p>
          </draw:text-box>
        </draw:frame>
        <draw:frame draw:style-name="gr33" draw:text-style-name="P7" draw:layer="layout" svg:width="1.114cm" svg:height="1.291cm" svg:x="20.099cm" svg:y="9.625cm">
          <draw:text-box>
            <text:p><text:span text:style-name="T5">6</text:span></text:p>
          </draw:text-box>
        </draw:frame>
        <draw:line draw:style-name="gr25" draw:text-style-name="P10" draw:layer="layout" svg:x1="10.1cm" svg:y1="14.6cm" svg:x2="12.7cm" svg:y2="14.6cm">
          <text:p/>
        </draw:line>
        <draw:line draw:style-name="gr25" draw:text-style-name="P10" draw:layer="layout" svg:x1="18.4cm" svg:y1="9.4cm" svg:x2="15.9cm" svg:y2="9.4cm">
          <text:p/>
        </draw:line>
        <draw:line draw:style-name="gr25" draw:text-style-name="P10" draw:layer="layout" svg:x1="16.1cm" svg:y1="6.2cm" svg:x2="18.7cm" svg:y2="6.2cm">
          <text:p/>
        </draw:line>
        <draw:line draw:style-name="gr25" draw:text-style-name="P10" draw:layer="layout" svg:x1="12.5cm" svg:y1="9.3cm" svg:x2="9.8cm" svg:y2="9.3cm">
          <text:p/>
        </draw:line>
        <draw:line draw:style-name="gr25" draw:text-style-name="P10" draw:layer="layout" svg:x1="10.2cm" svg:y1="6.2cm" svg:x2="12.8cm" svg:y2="6.2cm">
          <text:p/>
        </draw:line>
        <draw:line draw:style-name="gr25" draw:text-style-name="P10" draw:layer="layout" svg:x1="15.2cm" svg:y1="8.7cm" svg:x2="15.2cm" svg:y2="6.5cm">
          <text:p/>
        </draw:line>
        <draw:frame draw:style-name="gr19" draw:text-style-name="P7" draw:layer="layout" svg:width="1.525cm" svg:height="1.518cm" svg:x="6.3cm" svg:y="5.6cm">
          <draw:text-box>
            <text:p><text:span text:style-name="T5">v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5:08:31.962022131</meta:creation-date>
    <dc:date>2021-04-03T17:12:50.397265951</dc:date>
    <meta:editing-duration>PT17M36S</meta:editing-duration>
    <meta:editing-cycles>4</meta:editing-cycles>
    <meta:generator>LibreOffice/6.4.6.2$Linux_X86_64 LibreOffice_project/40$Build-2</meta:generator>
    <meta:document-statistic meta:object-count="70"/>
  </office:meta>
</office:document-meta>
</file>